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Reverting the clock; from micro to muscl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11:29:32.182902604</meta:creation-date>
    <dc:date>2023-04-27T16:37:07.454081494</dc:date>
    <meta:editing-duration>PT4H29M43S</meta:editing-duration>
    <meta:editing-cycles>1</meta:editing-cycles>
    <meta:document-statistic meta:object-count="25"/>
    <meta:generator>LibreOffice/7.3.7.2$Linux_X86_64 LibreOffice_project/30$Build-2</meta:generator>
  </office:meta>
</office:document-meta>
</file>